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ce style:name="arial" svg:font-family="arial, sans-serif"/>
    <style:font-face style:name="sans-serif" svg:font-family="sans-serif"/>
    <style:font-face style:name="Arial Unicode MS1" svg:font-family="'Arial Unicode M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venir" fo:font-size="16pt" fo:font-weight="bold" officeooo:rsid="000852b9" officeooo:paragraph-rsid="000852b9" style:font-size-asian="16pt" style:font-weight-asian="bold" style:font-size-complex="16pt" style:font-weight-complex="bold"/>
    </style:style>
    <style:style style:name="P2" style:family="paragraph" style:parent-style-name="Standard">
      <style:text-properties style:font-name="Avenir" fo:font-size="12pt" fo:font-weight="normal" officeooo:rsid="000852b9" officeooo:paragraph-rsid="000852b9" style:font-size-asian="10.5pt" style:font-weight-asian="normal" style:font-size-complex="12pt" style:font-weight-complex="normal"/>
    </style:style>
    <style:style style:name="P3" style:family="paragraph" style:parent-style-name="Standard">
      <style:text-properties style:font-name="Avenir" fo:font-size="12pt" fo:font-weight="normal" officeooo:paragraph-rsid="000852b9"/>
    </style:style>
    <style:style style:name="P4" style:family="paragraph" style:parent-style-name="Standard">
      <style:text-properties style:font-name="Avenir" fo:font-size="12pt" fo:font-weight="normal" officeooo:rsid="000852b9" officeooo:paragraph-rsid="000852b9"/>
    </style:style>
    <style:style style:name="P5" style:family="paragraph" style:parent-style-name="Standard">
      <style:text-properties style:font-name="Avenir" fo:font-size="12pt" fo:font-weight="normal" officeooo:rsid="000a2639" officeooo:paragraph-rsid="000a2639"/>
    </style:style>
    <style:style style:name="P6" style:family="paragraph" style:parent-style-name="Standard">
      <style:text-properties style:font-name="Avenir" fo:font-size="12pt" fo:font-weight="normal" officeooo:paragraph-rsid="000b108f"/>
    </style:style>
    <style:style style:name="P7" style:family="paragraph" style:parent-style-name="Standard">
      <style:text-properties style:font-name="Avenir" fo:font-size="12pt" fo:font-weight="normal" officeooo:rsid="000b651d" officeooo:paragraph-rsid="000b651d"/>
    </style:style>
    <style:style style:name="P8" style:family="paragraph" style:parent-style-name="Standard">
      <style:text-properties style:font-name="Avenir" fo:font-size="12pt" fo:font-weight="normal" officeooo:paragraph-rsid="000b651d"/>
    </style:style>
    <style:style style:name="P9" style:family="paragraph" style:parent-style-name="Standard">
      <style:text-properties officeooo:paragraph-rsid="000b651d"/>
    </style:style>
    <style:style style:name="P10" style:family="paragraph" style:parent-style-name="Standard">
      <style:text-properties fo:font-variant="normal" fo:text-transform="none" fo:color="#000000" style:font-name="arial" fo:font-size="12pt" fo:letter-spacing="normal" fo:font-style="normal" fo:font-weight="normal" officeooo:rsid="000b651d" officeooo:paragraph-rsid="000b651d"/>
    </style:style>
    <style:style style:name="P11" style:family="paragraph" style:parent-style-name="Standard">
      <style:text-properties fo:font-variant="normal" fo:text-transform="none" fo:color="#222222" style:font-name="sans-serif" fo:font-size="7.90000009536743pt" fo:letter-spacing="normal" fo:font-style="normal" fo:font-weight="normal" officeooo:paragraph-rsid="00102209"/>
    </style:style>
    <style:style style:name="P12" style:family="paragraph" style:parent-style-name="Standard">
      <style:text-properties fo:font-variant="normal" fo:text-transform="none" fo:color="#222222" style:font-name="sans-serif" fo:font-size="7.90000009536743pt" fo:letter-spacing="normal" fo:font-style="normal" fo:font-weight="normal" officeooo:rsid="0010821b" officeooo:paragraph-rsid="0010821b"/>
    </style:style>
    <style:style style:name="P13" style:family="paragraph" style:parent-style-name="Standard">
      <style:text-properties fo:font-variant="normal" fo:text-transform="none" fo:color="#222222" style:font-name="sans-serif" fo:font-size="7.90000009536743pt" fo:letter-spacing="normal" fo:font-style="normal" fo:font-weight="normal" officeooo:rsid="0011f38c" officeooo:paragraph-rsid="0011f38c"/>
    </style:style>
    <style:style style:name="P14" style:family="paragraph" style:parent-style-name="Standard">
      <style:text-properties fo:font-variant="normal" fo:text-transform="none" fo:color="#222222" style:font-name="sans-serif" fo:font-size="7.90000009536743pt" fo:letter-spacing="normal" fo:font-style="normal" fo:font-weight="normal" officeooo:rsid="0012a774" officeooo:paragraph-rsid="0012a774"/>
    </style:style>
    <style:style style:name="P15" style:family="paragraph" style:parent-style-name="Standard">
      <style:text-properties fo:font-variant="normal" fo:text-transform="none" fo:color="#222222" style:font-name="sans-serif" fo:font-size="7.90000009536743pt" fo:letter-spacing="normal" fo:font-style="normal" fo:font-weight="normal" officeooo:rsid="0013b0fd" officeooo:paragraph-rsid="0013b0fd"/>
    </style:style>
    <style:style style:name="P16" style:family="paragraph" style:parent-style-name="Standard">
      <style:text-properties officeooo:paragraph-rsid="000a2639"/>
    </style:style>
    <style:style style:name="P17" style:family="paragraph" style:parent-style-name="Standard">
      <style:text-properties officeooo:rsid="000c55cc" officeooo:paragraph-rsid="000c55cc"/>
    </style:style>
    <style:style style:name="P18" style:family="paragraph" style:parent-style-name="Standard">
      <style:text-properties officeooo:paragraph-rsid="000c55cc"/>
    </style:style>
    <style:style style:name="P19" style:family="paragraph" style:parent-style-name="Standard">
      <style:text-properties officeooo:rsid="000c6a4a" officeooo:paragraph-rsid="000c6a4a"/>
    </style:style>
    <style:style style:name="P20" style:family="paragraph" style:parent-style-name="Standard">
      <style:text-properties officeooo:rsid="000e2a1c" officeooo:paragraph-rsid="000e2a1c"/>
    </style:style>
    <style:style style:name="P21" style:family="paragraph" style:parent-style-name="Standard">
      <style:text-properties officeooo:paragraph-rsid="00102209"/>
    </style:style>
    <style:style style:name="T1" style:family="text">
      <style:text-properties fo:font-variant="normal" fo:text-transform="none" fo:color="#000000" fo:letter-spacing="normal" fo:font-style="normal" officeooo:rsid="000852b9" style:font-size-asian="10.5pt" style:font-weight-asian="normal" style:font-size-complex="12pt" style:font-weight-complex="normal"/>
    </style:style>
    <style:style style:name="T2" style:family="text">
      <style:text-properties fo:font-variant="normal" fo:text-transform="none" fo:color="#000000" style:font-name="arial" fo:letter-spacing="normal" fo:font-style="normal"/>
    </style:style>
    <style:style style:name="T3" style:family="text">
      <style:text-properties fo:font-variant="normal" fo:text-transform="none" fo:color="#000000" style:font-name="arial" fo:letter-spacing="normal" fo:font-style="normal" officeooo:rsid="000852b9"/>
    </style:style>
    <style:style style:name="T4" style:family="text">
      <style:text-properties fo:font-variant="normal" fo:text-transform="none" fo:color="#000000" style:font-name="arial" fo:letter-spacing="normal" fo:font-style="normal" officeooo:rsid="00089c94"/>
    </style:style>
    <style:style style:name="T5" style:family="text">
      <style:text-properties fo:font-variant="normal" fo:text-transform="none" fo:color="#000000" style:font-name="arial" fo:letter-spacing="normal" fo:font-style="normal" officeooo:rsid="000b108f"/>
    </style:style>
    <style:style style:name="T6" style:family="text">
      <style:text-properties fo:font-variant="normal" fo:text-transform="none" fo:color="#000000" style:font-name="arial" fo:letter-spacing="normal" fo:font-style="normal" loext:padding="0cm" loext:border="none"/>
    </style:style>
    <style:style style:name="T7" style:family="text">
      <style:text-properties fo:font-variant="normal" fo:text-transform="none" fo:color="#000000" style:font-name="arial" fo:letter-spacing="normal" fo:font-style="normal" officeooo:rsid="000b651d"/>
    </style:style>
    <style:style style:name="T8" style:family="text">
      <style:text-properties fo:font-variant="normal" fo:text-transform="none" fo:color="#000000" style:font-name="arial" fo:font-size="12pt" fo:letter-spacing="normal" fo:font-style="normal" fo:font-weight="normal"/>
    </style:style>
    <style:style style:name="T9" style:family="text">
      <style:text-properties fo:font-variant="normal" fo:text-transform="none" fo:color="#000000" style:font-name="arial" fo:font-size="12pt" fo:letter-spacing="normal" fo:font-style="normal" fo:font-weight="normal" officeooo:rsid="000b108f"/>
    </style:style>
    <style:style style:name="T10" style:family="text">
      <style:text-properties fo:font-variant="normal" fo:text-transform="none" fo:color="#000000" style:font-name="arial" fo:font-size="12pt" fo:letter-spacing="normal" fo:font-style="normal" fo:font-weight="normal" officeooo:rsid="000b651d"/>
    </style:style>
    <style:style style:name="T11" style:family="text">
      <style:text-properties fo:font-variant="normal" fo:text-transform="none" fo:color="#000000" style:font-name="arial" fo:font-size="12pt" fo:letter-spacing="normal" fo:font-style="normal" fo:font-weight="normal" officeooo:rsid="000a2639"/>
    </style:style>
    <style:style style:name="T12" style:family="text">
      <style:text-properties fo:font-variant="normal" fo:text-transform="none" fo:color="#000000" style:font-name="arial" fo:font-size="12pt" fo:letter-spacing="normal" fo:font-style="normal" fo:font-weight="normal" officeooo:rsid="000c55cc"/>
    </style:style>
    <style:style style:name="T13" style:family="text">
      <style:text-properties fo:font-variant="normal" fo:text-transform="none" fo:color="#000000" style:font-name="arial" fo:font-size="12pt" fo:letter-spacing="normal" fo:font-style="normal" fo:font-weight="normal" officeooo:rsid="000c6a4a"/>
    </style:style>
    <style:style style:name="T14" style:family="text">
      <style:text-properties fo:font-variant="normal" fo:text-transform="none" fo:color="#000000" style:font-name="arial" fo:font-size="12pt" fo:letter-spacing="normal" fo:font-style="normal" fo:font-weight="normal" officeooo:rsid="00102209"/>
    </style:style>
    <style:style style:name="T15" style:family="text">
      <style:text-properties fo:font-variant="normal" fo:text-transform="none" fo:color="#000000" style:font-name="arial" fo:font-size="12pt" fo:letter-spacing="normal" fo:font-style="normal" fo:font-weight="normal" officeooo:rsid="0010821b"/>
    </style:style>
    <style:style style:name="T16" style:family="text">
      <style:text-properties fo:font-variant="normal" fo:text-transform="none" fo:color="#000000" style:font-name="arial" fo:font-size="12pt" fo:letter-spacing="normal" fo:font-style="normal" style:text-underline-style="none" fo:font-weight="normal" officeooo:rsid="000b651d"/>
    </style:style>
    <style:style style:name="T17"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style>
    <style:style style:name="T1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0b651d" style:text-blinking="false"/>
    </style:style>
    <style:style style:name="T19" style:family="text">
      <style:text-properties fo:font-variant="normal" fo:text-transform="none" fo:color="#222222" style:font-name="arial" fo:font-size="9pt" fo:letter-spacing="normal" fo:font-style="normal" fo:font-weight="normal" officeooo:rsid="000c55cc"/>
    </style:style>
    <style:style style:name="T20" style:family="text">
      <style:text-properties officeooo:rsid="000852b9" style:font-size-asian="10.5pt" style:font-weight-asian="normal" style:font-size-complex="12pt" style:font-weight-complex="normal"/>
    </style:style>
    <style:style style:name="T21" style:family="text">
      <style:text-properties fo:color="#000000" style:font-name="arial" fo:font-size="12pt"/>
    </style:style>
    <style:style style:name="T22" style:family="text">
      <style:text-properties fo:color="#000000" style:font-name="arial" fo:font-size="12pt" officeooo:rsid="0010821b"/>
    </style:style>
    <style:style style:name="T23" style:family="text">
      <style:text-properties fo:color="#000000" style:font-name="arial" fo:font-size="12pt" officeooo:rsid="0012768b"/>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mie Fragebogen</text:p>
      <text:p text:style-name="P2"/>
      <text:p text:style-name="P3"><text:span text:style-name="T20">2.) anaerob → </text:span><text:span text:style-name="T1">bezeichnet Leben ohne Sauerstoff</text:span></text:p>
      <text:p text:style-name="P3"><text:span text:style-name="T3">aerob → bezeichnet Leben welches Sauerstoff für den Stoffwechsel benötigt<text:tab/></text:span></text:p>
      <text:p text:style-name="P3"><text:span text:style-name="T3"/></text:p>
      <text:p text:style-name="P4"><text:span text:style-name="T2">3.) urzeitliche Meere, Faulschlamm (abgestorbenes Plankton) – Luftabschluss durch Gestein und Sand</text:span></text:p>
      <text:p text:style-name="P4"><text:span text:style-name="T2"/></text:p>
      <text:p text:style-name="P4"><text:span text:style-name="T2">4.) Die Temperatur stieg an, sowie auch der Druck (durch Gestein u. Gase) – Öltröpfchen und Gase wanderten durch das Gestein nach oben bis es nicht mehr weiter ging (z.B Salzschichten verhinderten dies)</text:span></text:p>
      <text:p text:style-name="P4"><text:span text:style-name="T2"/></text:p>
      <text:p text:style-name="P4"><text:span text:style-name="T2">5.) Salzgestein ist so dicht, dass Öle und Gase nicht hindurch können – Der geologische Druck entsteht durch das umgebende Gestein und gelöste Gase</text:span></text:p>
      <text:p text:style-name="P4"><text:span text:style-name="T2"/></text:p>
      <text:p text:style-name="P4"><text:span text:style-name="T2">6.) </text:span><text:span text:style-name="T4">Der Geologe muss den ausgewählten Ort aufsuchen und die Luftbildinterpretationen überprüfen. Seismische Wellen werden in den Erdboden geschickt. Ein Teil davon wird reflektiert und von Geophonen an der Erdoberfläche aufgefangen und ausgewertet.</text:span></text:p>
      <text:p text:style-name="P4"><text:span text:style-name="T4"/></text:p>
      <text:p text:style-name="P5"><text:span text:style-name="T4">7.</text:span><text:span text:style-name="T2">) Einer erste Bohrung von bis zu 1km Tiefe mit deren Hilfe die Sinnhaftigkeit einer weiteren, tieferen Bohrung erhoben werden kann.</text:span></text:p>
      <text:p text:style-name="P6"><text:span text:style-name="T5">Bohrturm → freistehender Turm samt zugehöriger Ausrüstung, um Bohrungen auf Erdöl, Erdgas durchzuführen</text:span></text:p>
      <text:p text:style-name="P6"><text:span text:style-name="T5"/></text:p>
      <text:p text:style-name="P9"><text:span text:style-name="T9">B</text:span><text:span text:style-name="T10">ohrkrone → </text:span><text:a xlink:type="simple" xlink:href="https://de.wikipedia.org/wiki/Bohrkrone" text:style-name="Internet_20_link" text:visited-style-name="Visited_20_Internet_20_Link">Bohrkronen</text:a><text:span text:style-name="T18"> </text:span><text:span text:style-name="T16">werden für </text:span><text:a xlink:type="simple" xlink:href="https://de.wikipedia.org/wiki/Kernlochbohrung" text:style-name="Internet_20_link" text:visited-style-name="Visited_20_Internet_20_Link">Kernlochbohrungen</text:a><text:span text:style-name="T18"> </text:span><text:span text:style-name="T10">eingesetzt, bei denen das hohle Bohrgestänge das Gesteinsmaterial, aufnimmt.</text:span></text:p>
      <text:p text:style-name="P10"/>
      <text:p text:style-name="P8"><text:span text:style-name="T7">Bohrgestänge → </text:span><text:span text:style-name="T6">Vorrichtung aus Stahlrohren, die zum Führen von Bohrwerkzeugen und gleichzeitig zum Spülen in tiefen Bohrlöchern dient</text:span></text:p>
      <text:p text:style-name="P7"><text:span text:style-name="T2"/></text:p>
      <text:p text:style-name="P9"><text:span text:style-name="T10">Industriediamanten → </text:span><text:span text:style-name="Strong_20_Emphasis"><text:span text:style-name="T10">künstlich </text:span></text:span><text:span text:style-name="T10">durch die Industrie hergestellte Diamanten - für industrielle Zwecke verwendet (Bohrköpfe)</text:span></text:p>
      <text:p text:style-name="P7"><text:span text:style-name="T2"/></text:p>
      <text:p text:style-name="P8"><text:span text:style-name="T7">Baukastensystem → </text:span><text:span text:style-name="T2">Methode, größere Objekte, Anlagen o. Ä. aus vereinheitlichten, aufeinander abgestimmten kleineren Einzelteilen herzustellen</text:span></text:p>
      <text:p text:style-name="P7"><text:span text:style-name="T2"/></text:p>
      <text:p text:style-name="P7"><text:span text:style-name="T2">Off-Shore Förderung → Förderung von Erdöl, Erdgas Lagerstätten im Meer</text:span></text:p>
      <text:p text:style-name="P7"><text:span text:style-name="T2"/></text:p>
      <text:p text:style-name="P8"><text:span text:style-name="T7">Bohrinsel → </text:span><text:span text:style-name="T2">künstliche Standfläche im Meer, die zum Niederbringen von Bohrungen dient</text:span></text:p>
      <text:p text:style-name="P8"><text:span text:style-name="T7"/></text:p>
      <text:p text:style-name="P8"><text:span text:style-name="T7">Pipeline → </text:span><text:span text:style-name="T2">Fernleitung für den Rohrleitungstransport von Flüssigkeiten (z.B. Erdöl) oder Gasen</text:span></text:p>
      <text:p text:style-name="P5"><text:span text:style-name="T2"/></text:p>
      <text:p text:style-name="P16"><text:span text:style-name="T11">8.) </text:span><text:span text:style-name="T12">Primärforderung → Druck in der Lagerstätte ohne künstliche Maßnahmen hoch genug ist, um Erdöl daraus zu fördern (10-15%)</text:span></text:p>
      <text:p text:style-name="P16"><text:span text:style-name="T19"/></text:p>
      <text:p text:style-name="P18"><text:span text:style-name="T12">Sekundärförderung → </text:span><text:span text:style-name="T8">Sinkt im Laufe der Erdölförderung der Lagerstättendruck, kann er durch (Wieder-)Einpressen von Wasser oder Erdgas in die Lagerstätte erhöht werden </text:span><text:span text:style-name="T12">(30-40%)</text:span></text:p>
      <text:p text:style-name="P17"><text:span text:style-name="T12"/></text:p>
      <text:p text:style-name="P17"><text:span text:style-name="T8">Tertiärförderung → Fluten der Lagerstätten mit Gasen, Ölen, Tensiden, Lösungsmitteln etc. (60%)</text:span></text:p>
      <text:p text:style-name="P19"><text:soft-page-break/><text:span text:style-name="T8">9.) Ölsande → Sand mit Bestandteilen von Erdöl</text:span></text:p>
      <text:p text:style-name="P19"><text:span text:style-name="T8"/></text:p>
      <text:p text:style-name="P20"><text:span text:style-name="T8">Vorteile: höhere Ausbeute an Erdöl/gas</text:span></text:p>
      <text:p text:style-name="P20"><text:span text:style-name="T8">Nachteile: verwüstete Landschaft, hohe Kosten (Energieaufwand), </text:span><text:span text:style-name="T14">Grundwasser verschmutzung</text:span></text:p>
      <text:p text:style-name="P20"><text:span text:style-name="T8"/></text:p>
      <text:p text:style-name="P21"><text:span text:style-name="T14">10.) </text:span><text:span text:style-name="T13">Ölschiefer → Schieferähnliches Gestein aus dem Öl und Gas gewonnen wird<text:line-break/>Methaneis → Methan, welches in erstarrtem Wasser eingelagert ist<text:line-break/><text:line-break/></text:span><text:span text:style-name="T14">11.) </text:span><text:span text:style-name="T13">Fracking → Gestein wird mit Hilfe eines Gemischs aus Wasser, Sand und Chemikalien unter hohem Druck aufgebrochen. <text:line-break/><text:line-break/></text:span><text:span text:style-name="T14">12.) </text:span><text:span text:style-name="T8">zur Gewinnung von unterirdisch lagernden Flüssigkeiten eingesetzt, wenn der Lagerstättendruck nicht ausreicht, dass sie selbständig bzw. in ausreichender Menge an die Oberfläche gelangen.</text:span></text:p>
      <text:p text:style-name="P21"><text:span text:style-name="T14"/></text:p>
      <text:p text:style-name="P21"><text:span text:style-name="T14">13.) Erdöl → </text:span><text:span text:style-name="T8">ein Gemisch vieler Kohlenwasserstoffe. Die am häufigsten vertretenen Kohlenwasserstoffe sind dabei lineare oder verzweigte Alkane (Paraffine)</text:span></text:p>
      <text:p text:style-name="P21"><text:span text:style-name="T8"/></text:p>
      <text:p text:style-name="P21"><text:span text:style-name="T14">Rohöl → </text:span><text:span text:style-name="T8">mit mehr als 17.000 Bestandteilen eine sehr komplexe Mischung von </text:span><text:a xlink:type="simple" xlink:href="https://de.wikipedia.org/wiki/Organische_Chemie" text:style-name="Internet_20_link" text:visited-style-name="Visited_20_Internet_20_Link"><text:span text:style-name="T17">organischen Stoffen</text:span></text:a><text:span text:style-name="T8">, die natürlicherweise auf der Erde vorkommen. </text:span><text:span text:style-name="T15">(KW‘s, Schwefel, Stickstoff, Sauerstoff)</text:span></text:p>
      <text:p text:style-name="P21"><text:span text:style-name="T15"/></text:p>
      <text:p text:style-name="P11"><text:span text:style-name="T22">sehr stark von der geografischen Herkunft des Erdöls abhängig (von dünnflüssig bis dickflüssig)</text:span></text:p>
      <text:p text:style-name="P11"><text:span text:style-name="T22"/></text:p>
      <text:p text:style-name="P12"><text:span text:style-name="T21">14.) Trennen nach der Dichte (mechanisch) → Trennen nach den Siedepunkten (thermisch) → Veredelungsverfahren (chemisch) z.B. Entschwefeln, Cracken, Reformieren, Verkoken</text:span></text:p>
      <text:p text:style-name="P12"><text:span text:style-name="T21"/></text:p>
      <text:p text:style-name="P13"><text:span text:style-name="T21">15.)</text:span></text:p>
      <text:p text:style-name="P13"><text:span text:style-name="T21"/></text:p>
      <text:p text:style-name="P13"><text:span text:style-name="T21">16.) Erdöl ist hydrophob und hat eine g</text:span><text:span text:style-name="T23">eringere</text:span><text:span text:style-name="T21"> Dichte als Wasser</text:span></text:p>
      <text:p text:style-name="P13"><text:span text:style-name="T21"/></text:p>
      <text:p text:style-name="P14"><text:span text:style-name="T21">17.) 1 Barrel Öl entspricht 158.987 Liter</text:span></text:p>
      <text:p text:style-name="P14"><text:span text:style-name="T21"/></text:p>
      <text:p text:style-name="P15"><text:span text:style-name="T21">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style:font-face style:name="arial" svg:font-family="arial, sans-serif"/>
    <style:font-face style:name="sans-serif" svg:font-family="sans-serif"/>
    <style:font-face style:name="Arial Unicode MS1" svg:font-family="'Arial Unicode M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6:07:08.648148874</meta:creation-date>
    <dc:date>2019-05-04T17:24:56.707163980</dc:date>
    <meta:editing-duration>PT1H6M56S</meta:editing-duration>
    <meta:editing-cycles>13</meta:editing-cycles>
    <meta:generator>LibreOffice/6.1.5.2$MacOSX_X86_64 LibreOffice_project/90f8dcf33c87b3705e78202e3df5142b201bd805</meta:generator>
    <meta:document-statistic meta:table-count="0" meta:image-count="0" meta:object-count="0" meta:page-count="2" meta:paragraph-count="31" meta:word-count="482" meta:character-count="3576" meta:non-whitespace-character-count="3117"/>
  </office:meta>
</office:document-meta>
</file>